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opacity="50%" draw:textarea-horizontal-align="justify" draw:textarea-vertical-align="middle" draw:auto-grow-height="false" fo:min-height="0.766cm" fo:min-width="0.516cm" draw:shadow-offset-x="0.203cm" draw:shadow-offset-y="0.203cm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ff950e" draw:fill-hatch-name="Black_20_45_20_Degrees" draw:fill-hatch-solid="false" draw:opacity="30%" draw:textarea-horizontal-align="justify" draw:textarea-vertical-align="middle" draw:auto-grow-height="false" fo:min-height="0.766cm" fo:min-width="0.516cm" draw:shadow-offset-x="0.203cm" draw:shadow-offset-y="0.203cm" draw:shadow-opacity="3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fill-hatch-solid="false" draw:opacity="50%" draw:textarea-horizontal-align="justify" draw:textarea-vertical-align="middle" draw:auto-grow-height="false" fo:min-height="0.766cm" fo:min-width="0.516cm" draw:shadow-offset-x="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ff950e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color="#ff950e" draw:fill-hatch-name="Black_20_45_20_Degrees" draw:fill-hatch-solid="false" draw:opacity="3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ecf00" draw:fill-hatch-solid="false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4.175cm" svg:y="6.46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5.175cm" svg:y="6.46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6.175cm" svg:y="6.46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7.175cm" svg:y="6.461cm">
          <text:p text:style-name="P1">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66cm" svg:y1="9.247cm" svg:x2="4.175cm" svg:y2="9.266cm">
          <text:p/>
        </draw:line>
        <draw:custom-shape draw:style-name="gr3" draw:text-style-name="P4" draw:layer="layout" svg:width="1.016cm" svg:height="1.016cm" svg:x="3.175cm" svg:y="9.56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4.175cm" svg:y="9.56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5.175cm" svg:y="9.56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6.175cm" svg:y="9.561cm">
          <text:p text:style-name="P1">d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666cm" svg:height="0.962cm" svg:x="6.7cm" svg:y="8.358cm">
          <draw:text-box>
            <text:p>shift</text:p>
          </draw:text-box>
        </draw:frame>
        <draw:line draw:style-name="gr5" draw:text-style-name="P3" draw:layer="layout" svg:x1="8.254cm" svg:y1="11.728cm" svg:x2="4.063cm" svg:y2="11.747cm">
          <text:p/>
        </draw:line>
        <draw:custom-shape draw:style-name="gr6" draw:text-style-name="P6" draw:layer="layout" svg:width="1.016cm" svg:height="1.016cm" svg:x="4.163cm" svg:y="12.042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5.163cm" svg:y="12.04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6.163cm" svg:y="12.04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7.163cm" svg:y="12.042cm">
          <text:p text:style-name="P1">d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9cm" svg:height="0.962cm" svg:x="3.788cm" svg:y="10.839cm">
          <draw:text-box>
            <text:p>unshi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ax </meta:initial-creator>
    <meta:creation-date>2016-02-06T14:59:40.529445618</meta:creation-date>
    <dc:date>2016-02-06T15:29:53.177981988</dc:date>
    <dc:creator>forax </dc:creator>
    <meta:editing-duration>PT15M2S</meta:editing-duration>
    <meta:editing-cycles>2</meta:editing-cycles>
    <meta:generator>LibreOffice/5.0.4.2$Linux_X86_64 LibreOffice_project/00$Build-2</meta:generator>
    <meta:document-statistic meta:object-count="16"/>
  </office:meta>
</office:document-meta>
</file>